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padding="0.097cm" fo:border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Defects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Defects.A2" style:family="table-cell">
      <style:table-cell-properties fo:padding="0.097cm" fo:border-left="0.002cm solid #000000" fo:border-right="none" fo:border-top="none" fo:border-bottom="0.002cm solid #000000"/>
    </style:style>
    <style:style style:name="TableDefect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aste" style:family="table">
      <style:table-properties style:width="19.001cm" table:align="margins"/>
    </style:style>
    <style:style style:name="TableWaste.A" style:family="table-column">
      <style:table-column-properties style:column-width="9.5cm" style:rel-column-width="32767*"/>
    </style:style>
    <style:style style:name="TableWaste.B" style:family="table-column">
      <style:table-column-properties style:column-width="9.5cm" style:rel-column-width="32768*"/>
    </style:style>
    <style:style style:name="TableWaste.A1" style:family="table-cell">
      <style:table-cell-properties fo:padding="0.097cm" fo:border="0.002cm solid #000000"/>
    </style:style>
    <style:style style:name="TableWaste.A2" style:family="table-cell">
      <style:table-cell-properties fo:padding="0.097cm" fo:border-left="0.002cm solid #000000" fo:border-right="none" fo:border-top="none" fo:border-bottom="0.002cm solid #000000"/>
    </style:style>
    <style:style style:name="TableWa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WastePivot" style:family="table">
      <style:table-properties style:width="19.001cm" table:align="margins"/>
    </style:style>
    <style:style style:name="TableWastePivot.A" style:family="table-column">
      <style:table-column-properties style:column-width="3.799cm" style:rel-column-width="13104*"/>
    </style:style>
    <style:style style:name="TableWastePivot.B" style:family="table-column">
      <style:table-column-properties style:column-width="2.762cm" style:rel-column-width="9527*"/>
    </style:style>
    <style:style style:name="TableWastePivot.C" style:family="table-column">
      <style:table-column-properties style:column-width="2.514cm" style:rel-column-width="8669*"/>
    </style:style>
    <style:style style:name="TableWastePivot.D" style:family="table-column">
      <style:table-column-properties style:column-width="8.467cm" style:rel-column-width="29202*"/>
    </style:style>
    <style:style style:name="TableWastePivot.E" style:family="table-column">
      <style:table-column-properties style:column-width="1.459cm" style:rel-column-width="5033*"/>
    </style:style>
    <style:style style:name="TableWastePivot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WastePivot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WastePivot.A2" style:family="table-cell">
      <style:table-cell-properties fo:padding="0.097cm" fo:border-left="0.002cm solid #000000" fo:border-right="none" fo:border-top="none" fo:border-bottom="0.002cm solid #000000"/>
    </style:style>
    <style:style style:name="TableWastePivot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padding="0.097cm" fo:border="0.002cm solid #000000"/>
    </style:style>
    <style:style style:name="TableSurveyPallets" style:family="table">
      <style:table-properties style:width="19.001cm" table:align="margins"/>
    </style:style>
    <style:style style:name="TableSurveyPallets.A" style:family="table-column">
      <style:table-column-properties style:column-width="4.75cm" style:rel-column-width="16383*"/>
    </style:style>
    <style:style style:name="TableSurveyPallets.D" style:family="table-column">
      <style:table-column-properties style:column-width="4.75cm" style:rel-column-width="16386*"/>
    </style:style>
    <style:style style:name="TableSurveyPallets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SurveyPallets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SurveyPallets.A2" style:family="table-cell">
      <style:table-cell-properties fo:padding="0.097cm" fo:border-left="0.002cm solid #000000" fo:border-right="none" fo:border-top="none" fo:border-bottom="0.002cm solid #000000"/>
    </style:style>
    <style:style style:name="TableSurveyPalle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CargoAmountAux" style:family="table">
      <style:table-properties style:width="19.001cm" table:align="margins"/>
    </style:style>
    <style:style style:name="TableCargoAmountAux.A" style:family="table-column">
      <style:table-column-properties style:column-width="19.001cm" style:rel-column-width="65535*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4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16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7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8" style:family="paragraph" style:parent-style-name="Default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9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0" style:family="paragraph" style:parent-style-name="Default">
      <style:paragraph-properties fo:text-align="center" style:justify-single-word="false"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1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2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3" style:family="paragraph" style:parent-style-name="Default">
      <style:paragraph-properties style:text-autospace="none"/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4" style:family="paragraph" style:parent-style-name="Default">
      <style:paragraph-properties style:text-autospace="none"/>
      <style:text-properties fo:color="#000000" style:font-name="Times New Roman2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P25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6" style:family="paragraph" style:parent-style-name="Default">
      <style:paragraph-properties style:text-autospace="none"/>
      <style:text-properties fo:color="#000000" style:text-line-through-style="none" style:font-name="Times New Roman2" fo:font-size="11pt" fo:language="en" fo:country="US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7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8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9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P30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style:font-name-asian="Times New Roman2" style:font-size-asian="12pt" style:font-name-complex="Times New Roman2" style:font-size-complex="12pt"/>
    </style:style>
    <style:style style:name="P31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2pt" fo:language="en" fo:country="US" style:font-name-asian="Times New Roman2" style:font-size-asian="12pt" style:font-name-complex="Times New Roman2" style:font-size-complex="12pt"/>
    </style:style>
    <style:style style:name="P32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33" style:family="paragraph" style:parent-style-name="Default">
      <style:paragraph-properties fo:text-align="center" style:justify-single-word="false" style:text-autospace="none"/>
    </style:style>
    <style:style style:name="P34" style:family="paragraph" style:parent-style-name="Default">
      <style:paragraph-properties fo:text-align="start" style:justify-single-word="false" style:text-autospace="none"/>
    </style:style>
    <style:style style:name="P35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36" style:family="paragraph" style:parent-style-name="Default">
      <style:paragraph-properties fo:text-align="center" style:justify-single-word="false" style:text-autospace="none"/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7" style:family="paragraph" style:parent-style-name="Default">
      <style:paragraph-properties fo:text-align="center" style:justify-single-word="false" style:text-autospace="none"/>
      <style:text-properties style:font-name="Times New Roman2" fo:font-size="11pt" fo:language="en" fo:country="US" style:text-underline-style="solid" style:text-underline-width="auto" style:text-underline-color="font-color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8" style:family="paragraph" style:parent-style-name="Default">
      <style:paragraph-properties style:text-autospace="none"/>
      <style:text-properties style:font-name="Times New Roman2" fo:font-size="11pt" style:font-name-asian="Times New Roman2" style:font-size-asian="11pt" style:font-name-complex="Times New Roman2" style:font-size-complex="11pt"/>
    </style:style>
    <style:style style:name="P39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0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41" style:family="paragraph" style:parent-style-name="Default">
      <style:paragraph-properties fo:text-align="center" style:justify-single-word="false" style:text-autospace="none"/>
      <style:text-properties style:font-name="Times New Roman" fo:font-size="12pt" style:font-size-asian="12pt" style:font-size-complex="12pt"/>
    </style:style>
    <style:style style:name="P42" style:family="paragraph" style:parent-style-name="Default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43" style:family="paragraph" style:parent-style-name="Default">
      <style:paragraph-properties style:text-autospace="none"/>
      <style:text-properties fo:font-size="12pt" style:font-size-asian="12pt" style:font-size-complex="12pt"/>
    </style:style>
    <style:style style:name="P44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</style:style>
    <style:style style:name="P45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46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47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48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49" style:family="paragraph" style:parent-style-name="Defaul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50" style:family="paragraph" style:parent-style-name="Default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1" style:family="paragraph" style:parent-style-name="Default">
      <style:paragraph-properties fo:text-align="center" style:justify-single-word="false" fo:background-color="#cccccc" style:text-autospace="none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Default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54" style:family="paragraph" style:parent-style-name="Default">
      <style:paragraph-properties fo:text-align="center" style:justify-single-word="false" fo:background-color="transparent" style:text-autospace="none">
        <style:background-image/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Times New Roman"/>
    </style:style>
    <style:style style:name="P58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9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style:font-name-asian="Times New Roman2" style:font-name-complex="Times New Roman2"/>
    </style:style>
    <style:style style:name="T15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6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7" style:family="text">
      <style:text-properties fo:color="#000000" fo:language="en" fo:country="US" style:font-name-asian="Times New Roman2" style:font-name-complex="Times New Roman2"/>
    </style:style>
    <style:style style:name="T18" style:family="text">
      <style:text-properties fo:color="#000000" fo:language="en" fo:country="US" fo:font-weight="bold" style:font-weight-asian="bold" style:font-weight-complex="bold"/>
    </style:style>
    <style:style style:name="T19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2" style:family="text">
      <style:text-properties fo:color="#000000" style:font-name="Times New Roman"/>
    </style:style>
    <style:style style:name="T23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4" style:family="text">
      <style:text-properties fo:color="#000000" style:font-name-asian="Times New Roman2" style:font-name-complex="Times New Roman2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7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8" style:family="text">
      <style:text-properties style:text-line-through-style="none" style:text-underline-style="none" fo:font-weight="normal" style:font-weight-asian="normal" style:font-weight-complex="normal"/>
    </style:style>
    <style:style style:name="T29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5" style:family="text">
      <style:text-properties fo:language="en" fo:country="US" style:font-name-asian="Bookman Old Style" style:font-name-complex="Bookman Old Style"/>
    </style:style>
    <style:style style:name="T36" style:family="text">
      <style:text-properties style:font-name-asian="Bookman Old Style" style:font-name-complex="Bookman Old Style"/>
    </style:style>
    <style:style style:name="T37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><text:s/><text:span text:style-name="T9">Applicants for survey: </text:span></text:p>
            <text:p><text:span text:style-name="T9">Company </text:span><text:span text:style-name="T11">{$ReportClientEng}</text:span></text:p>
            <text:p/>
            <text:p><text:s/><text:span text:style-name="T9">Address </text:span></text:p>
            <text:p>{$ReportClientAddrEng}</text:p>
            <text:p text:style-name="P4"/>
          </table:table-cell>
          <table:table-cell table:style-name="Таблица1.A1" office:value-type="string">
            <text:p><text:s/><text:span text:style-name="T9">Заказчик инспекции: </text:span></text:p>
            <text:p><text:span text:style-name="T9">Компания</text:span><text:span text:style-name="T10"> </text:span><text:span text:style-name="T11">{$ReportClient}</text:span><text:span text:style-name="T10"> </text:span></text:p>
            <text:p/>
            <text:p><text:s/><text:span text:style-name="T9">Адрес </text:span></text:p>
            <text:p><text:span text:style-name="T11">{$ReportClientAddr}</text:span><text:span text:style-name="T10"> </text:span></text:p>
            <text:p/>
          </table:table-cell>
        </table:table-row>
      </table:table>
      <text:p><text:s/><text:span text:style-name="T25">CARGO SURVEY REPORT </text:span></text:p>
      <text:p><text:span text:style-name="T26">№ </text:span><text:span text:style-name="T27">{$Report}</text:span></text:p>
      <text:p>ОТЧЕТ ОБ ИНСПЕКЦИИ ГРУЗА </text:p>
      <text:p><text:span text:style-name="T26">№ </text:span><text:span text:style-name="T27">{$Report}</text:span></text:p>
      <text:p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>Container:</text:p>
            <text:p>{$number}</text:p>
          </table:table-cell>
          <table:table-cell table:style-name="Таблица2.A1" office:value-type="string">
            <text:p>Контейнер:</text:p>
            <text:p>{$number}</text:p>
          </table:table-cell>
        </table:table-row>
        <table:table-row>
          <table:table-cell table:style-name="Таблица2.A1" office:value-type="string">
            <text:p>Seal: <text:span text:style-name="T28">{$inspection.actualSeal}</text:span><text:span text:style-name="T30"> </text:span></text:p>
          </table:table-cell>
          <table:table-cell table:style-name="Таблица2.A1" office:value-type="string">
            <text:p>Пломба: <text:span text:style-name="T29">{$inspection.actualSeal}</text:span></text:p>
          </table:table-cell>
        </table:table-row>
        <table:table-row>
          <table:table-cell table:style-name="Таблица2.A1" office:value-type="string">
            <text:p>Description of Goods<text:span text:style-name="T30">: {$actualCargoesEnglishName}</text:span></text:p>
          </table:table-cell>
          <table:table-cell table:style-name="Таблица2.A1" office:value-type="string">
            <text:p>Груз<text:span text:style-name="T30">: <text:s/></text:span><text:span text:style-name="T33">{$actualCargoesName}</text:span></text:p>
          </table:table-cell>
        </table:table-row>
        <table:table-row>
          <table:table-cell table:style-name="Таблица2.A1" office:value-type="string">
            <text:p>Vessel: <text:span text:style-name="T31">{$voyage.vessel.name}</text:span><text:span text:style-name="T30"> </text:span></text:p>
          </table:table-cell>
          <table:table-cell table:style-name="Таблица2.A1" office:value-type="string">
            <text:p>Судно: <text:span text:style-name="T34">{$voyage.vessel.name}</text:span></text:p>
          </table:table-cell>
        </table:table-row>
        <table:table-row>
          <table:table-cell table:style-name="Таблица2.A1" office:value-type="string">
            <text:p>Bill of Lading: <text:span text:style-name="T30">{$billOfLadings}</text:span></text:p>
          </table:table-cell>
          <table:table-cell table:style-name="Таблица2.A1" office:value-type="string">
            <text:p>Коносамент: <text:span text:style-name="T33">{$billOfLadings}</text:span></text:p>
          </table:table-cell>
        </table:table-row>
        <table:table-row>
          <table:table-cell table:style-name="Таблица2.A1" office:value-type="string">
            <text:p><text:span text:style-name="T19">Port and day of loading: </text:span><text:span text:style-name="T16">{$loadingPort.englishName}</text:span><text:span text:style-name="T21"> </text:span></text:p>
            <text:p>{$loadingDate} </text:p>
          </table:table-cell>
          <table:table-cell table:style-name="Таблица2.A1" office:value-type="string">
            <text:p><text:span text:style-name="T19">Порт и дата отгрузки: </text:span><text:span text:style-name="T16">{$loadingPort.name}</text:span></text:p>
            <text:p>{$loadingDate}</text:p>
          </table:table-cell>
        </table:table-row>
        <table:table-row>
          <table:table-cell table:style-name="Таблица2.A1" office:value-type="string">
            <text:p>Port and day of unloading: <text:span text:style-name="T32"><text:s/></text:span><text:span text:style-name="T33">{</text:span><text:span text:style-name="T29">$dischargePort.englishName}</text:span></text:p>
            <text:p>{$dischargeDate}</text:p>
          </table:table-cell>
          <table:table-cell table:style-name="Таблица2.A1" office:value-type="string">
            <text:p>Порт и дата выгрузки: </text:p>
            <text:p>{$dischargePort.name}</text:p>
            <text:p>{$dischargeDate}</text:p>
          </table:table-cell>
        </table:table-row>
        <table:table-row>
          <table:table-cell table:style-name="Таблица2.A1" office:value-type="string">
            <text:p>Shipper: </text:p>
            <text:p>{$cargoSuppliersEng}</text:p>
          </table:table-cell>
          <table:table-cell table:style-name="Таблица2.A1" office:value-type="string">
            <text:p>Отправитель:</text:p>
            <text:p>{$cargoSuppliers}</text:p>
          </table:table-cell>
        </table:table-row>
        <table:table-row>
          <table:table-cell table:style-name="Таблица2.A1" office:value-type="string">
            <text:p>Order №: <text:span text:style-name="T36">{$orders}</text:span> <text:s/></text:p>
          </table:table-cell>
          <table:table-cell table:style-name="Таблица2.A1" office:value-type="string">
            <text:p>Заказ №: <text:span text:style-name="T35">{$orders}</text:span> </text:p>
          </table:table-cell>
        </table:table-row>
        <table:table-row>
          <table:table-cell table:style-name="Таблица2.A1" office:value-type="string">
            <text:p>Invoice №: <text:span text:style-name="T36">{$invoices}</text:span> <text:s/></text:p>
          </table:table-cell>
          <table:table-cell table:style-name="Таблица2.A1" office:value-type="string">
            <text:p>Инвойс №: <text:span text:style-name="T35">{$invoices}</text:span> </text:p>
          </table:table-cell>
        </table:table-row>
        <table:table-row>
          <table:table-cell table:style-name="Таблица2.A1" office:value-type="string">
            <text:p>Receiver: </text:p>
            <text:p>{$CargoReceiverNameEng}</text:p>
            <text:p>{$CargoReceiverAddrEng}</text:p>
          </table:table-cell>
          <table:table-cell table:style-name="Таблица2.A1" office:value-type="string">
            <text:p>Получатель:</text:p>
            <text:p>{$CargoReceiverName}</text:p>
            <text:p>{$CargoReceiverAddr}</text:p>
          </table:table-cell>
        </table:table-row>
        <table:table-row>
          <table:table-cell table:style-name="Таблица2.A1" office:value-type="string">
            <text:p>Date of inspection request<text:span text:style-name="T30">: </text:span><text:span text:style-name="T28">{$inspection.surveyRequestDate}</text:span></text:p>
          </table:table-cell>
          <table:table-cell table:style-name="Таблица2.A1" office:value-type="string">
            <text:p>Дата заявки на инспекцию:<text:span text:style-name="T29">{$inspection.surveyRequestDate}</text:span></text:p>
          </table:table-cell>
        </table:table-row>
        <table:table-row>
          <table:table-cell table:style-name="Таблица2.A1" office:value-type="string">
            <text:p>Date of Survey Conducted<text:span text:style-name="T30">: </text:span><text:span text:style-name="T28">{$inspection.surveyDate}</text:span></text:p>
          </table:table-cell>
          <table:table-cell table:style-name="Таблица2.A1" office:value-type="string">
            <text:p><text:span text:style-name="T32">Дата проведения инспекции: </text:span><text:span text:style-name="T29">{$inspection.surveyDate}</text:span></text:p>
          </table:table-cell>
        </table:table-row>
        <table:table-row>
          <table:table-cell table:style-name="Таблица2.A1" office:value-type="string">
            <text:p>Place of survey: </text:p>
            <text:p>{$inspection.surveyPlace.englishName}</text:p>
          </table:table-cell>
          <table:table-cell table:style-name="Таблица2.A1" office:value-type="string">
            <text:p>Место инспекции: </text:p>
            <text:p>{$inspection.surveyPlace.russianName}</text:p>
          </table:table-cell>
        </table:table-row>
        <table:table-row>
          <table:table-cell table:style-name="Таблица2.A1" office:value-type="string">
            <text:p>Unloading on a warehouse/in a motor vehicle:</text:p>
          </table:table-cell>
          <table:table-cell table:style-name="Таблица2.A1" office:value-type="string">
            <text:p>Выгрузка на склад/в автомашину:</text:p>
          </table:table-cell>
        </table:table-row>
        <table:table-row>
          <table:table-cell table:style-name="Таблица2.A1" office:value-type="string">
            <text:p>Type of packing:</text:p>
          </table:table-cell>
          <table:table-cell table:style-name="Таблица2.A1" office:value-type="string">
            <text:p>Вид упаковки:</text:p>
          </table:table-cell>
        </table:table-row>
      </table:table>
      <text:p text:style-name="P56"/>
      <text:p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5"/>
          </table:table-cell>
          <table:table-cell table:style-name="TableStickerA4.A1" office:value-type="string">
            <text:p text:style-name="P5"/>
          </table:table-cell>
        </table:table-row>
      </table:table>
      <text:p text:style-name="P56"/>
      <text:p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5"/>
          </table:table-cell>
          <table:table-cell table:style-name="TableShippingMark.A1" office:value-type="string">
            <text:p text:style-name="P5"/>
          </table:table-cell>
        </table:table-row>
      </table:table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>Normative paper of survey: </text:p>
          </table:table-cell>
          <table:table-cell table:style-name="Таблица4.A1" office:value-type="string">
            <text:p><text:span text:style-name="T22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7">{$surveyPaper}</text:p>
          </table:table-cell>
          <table:table-cell table:style-name="Таблица4.A1" office:value-type="string">
            <text:p text:style-name="P7">{$surveyPaper}</text:p>
          </table:table-cell>
        </table:table-row>
      </table:table>
      <text:p text:style-name="P56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><text:span text:style-name="T32">Container</text:span> / </text:p>
            <text:p>Контейнер </text:p>
          </table:table-cell>
          <table:table-cell table:style-name="TableMeasurementTemperature.A2" office:value-type="string">
            <text:p>Recommended temperature condition of transportation and storage Рекомендуемый температурный режим транспортировки и хранения </text:p>
            <text:p text:style-name="P11"/>
          </table:table-cell>
          <table:table-cell table:style-name="TableMeasurementTemperature.C2" office:value-type="string">
            <text:p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6"/>
          </table:table-cell>
          <table:table-cell table:style-name="TableMeasurementTemperature.A3" office:value-type="string">
            <text:p text:style-name="P5"/>
          </table:table-cell>
          <table:table-cell table:style-name="TableMeasurementTemperature.C3" office:value-type="string">
            <text:p text:style-name="P5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2"/>
          </table:table-cell>
        </table:table-row>
        <table:table-row>
          <table:table-cell table:style-name="TableMobileThermoUnit.A2" office:value-type="string">
            <text:p text:style-name="P12"/>
          </table:table-cell>
        </table:table-row>
      </table:table>
      <text:p text:style-name="P56"/>
      <table:table table:name="Table1" table:style-name="Table1">
        <table:table-column table:style-name="Table1.A"/>
        <table:table-row>
          <table:table-cell table:style-name="Table1.A1" office:value-type="string">
            <text:p text:style-name="P58"><text:span text:style-name="T14">The statement and the actual amount of cargo /Заявленное и фактическое количество груза </text:span>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>Cargo amount / <text:span text:style-name="T37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>Average weight / <text:span text:style-name="T37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><text:span text:style-name="T32">Packaging </text:span>/ Упаковка</text:p>
          </table:table-cell>
          <table:table-cell table:style-name="TableCargoAmount.A2" office:value-type="string">
            <text:p>Manifested Quantity / Заявленное количество</text:p>
          </table:table-cell>
          <table:table-cell table:style-name="TableCargoAmount.A2" office:value-type="string">
            <text:p text:style-name="P57">Actual Quantity /</text:p>
            <text:p text:style-name="P57">Фактическое</text:p>
            <text:p text:style-name="P57">количество</text:p>
          </table:table-cell>
          <table:table-cell table:style-name="TableCargoAmount.A2" office:value-type="string">
            <text:p>Shortage/ Surplus/ Недостача/ </text:p>
            <text:p>Излишек</text:p>
          </table:table-cell>
          <table:table-cell table:style-name="TableCargoAmount.A2" office:value-type="string">
            <text:p>Gross / Брутто</text:p>
          </table:table-cell>
          <table:table-cell table:style-name="TableCargoAmount.A2" office:value-type="string">
            <text:p>Net / <text:span text:style-name="T37">Нетто</text:span></text:p>
          </table:table-cell>
          <table:table-cell table:style-name="TableCargoAmount.G2" office:value-type="string">
            <text:p><text:span text:style-name="T32">Tare </text:span>/ </text:p>
            <text:p>Тара</text:p>
          </table:table-cell>
        </table:table-row>
        <table:table-row>
          <table:table-cell table:style-name="TableCargoAmount.A2" office:value-type="string">
            <text:p/>
          </table:table-cell>
          <table:table-cell table:style-name="TableCargoAmount.A2" office:value-type="string">
            <text:p/>
          </table:table-cell>
          <table:table-cell table:style-name="TableCargoAmount.A2" office:value-type="string">
            <text:p text:style-name="P11"/>
          </table:table-cell>
          <table:table-cell table:style-name="TableCargoAmount.A2" office:value-type="string">
            <text:p/>
          </table:table-cell>
          <table:table-cell table:style-name="TableCargoAmount.A2" office:value-type="string">
            <text:p/>
          </table:table-cell>
          <table:table-cell table:style-name="TableCargoAmount.A2" office:value-type="string">
            <text:p/>
          </table:table-cell>
          <table:table-cell table:style-name="TableCargoAmount.G2" office:value-type="string">
            <text:p/>
          </table:table-cell>
        </table:table-row>
      </table:table>
      <text:p text:style-name="Text_20_body"/>
      <table:table table:name="TableCargoAmountAux" table:style-name="TableCargoAmountAux">
        <table:table-column table:style-name="TableCargoAmountAux.A"/>
        <table:table-row>
          <table:table-cell office:value-type="string">
            <text:p text:style-name="Table_20_Contents"/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header-rows>
          <table:table-row>
            <table:table-cell table:style-name="Таблица5.A1" office:value-type="string">
              <text:p>Representative quantities of boxes were sorted out and the following was ascertained/ Представительное количество коробок было отобрано случайным образом и установлены следующие результаты: </text:p>
            </table:table-cell>
          </table:table-row>
        </table:table-header-rows>
      </table:table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office:value-type="string">
            <text:p>Damage recorded and related to discrepancy Class I/ Повреждения, зафиксированные и относящиеся к несоответствию I сорту</text:p>
          </table:table-cell>
          <table:table-cell table:style-name="TableDefects.B1" office:value-type="string">
            <text:p>Damage recorded and related to discrepancy minimum requirements and Class II/ Повреждения, зафиксированные и относящиеся к несоответствию минимальным требованиям и II сорту </text:p>
          </table:table-cell>
        </table:table-row>
        <table:table-row>
          <table:table-cell table:style-name="TableDefects.A2" office:value-type="string">
            <text:p text:style-name="P5"/>
          </table:table-cell>
          <table:table-cell table:style-name="TableDefects.B2" office:value-type="string">
            <text:p text:style-name="P5"/>
          </table:table-cell>
        </table:table-row>
      </table:table>
      <table:table table:name="TableWaste" table:style-name="TableWaste">
        <table:table-column table:style-name="TableWaste.A"/>
        <table:table-column table:style-name="TableWaste.B"/>
        <table:table-row>
          <table:table-cell table:style-name="TableWaste.A1" table:number-columns-spanned="2" office:value-type="string">
            <text:p text:style-name="P53">Waste/<text:span text:style-name="T37">Брак</text:span></text:p>
          </table:table-cell>
          <table:covered-table-cell/>
        </table:table-row>
        <text:soft-page-break/>
        <table:table-row>
          <table:table-cell table:style-name="TableWaste.A2" office:value-type="string">
            <text:p text:style-name="P5"/>
          </table:table-cell>
          <table:table-cell table:style-name="TableWaste.B2" office:value-type="string">
            <text:p text:style-name="P5"/>
          </table:table-cell>
        </table:table-row>
      </table:table>
      <table:table table:name="TableWastePivot" table:style-name="TableWastePivot">
        <table:table-column table:style-name="TableWastePivot.A"/>
        <table:table-column table:style-name="TableWastePivot.B"/>
        <table:table-column table:style-name="TableWastePivot.C"/>
        <table:table-column table:style-name="TableWastePivot.D"/>
        <table:table-column table:style-name="TableWastePivot.E"/>
        <table:table-row>
          <table:table-cell table:style-name="TableWastePivot.A1" office:value-type="string">
            <text:p><text:span text:style-name="T17">Container</text:span><text:span text:style-name="T24"> / </text:span><text:span text:style-name="T24">Контейнер </text:span></text:p>
          </table:table-cell>
          <table:table-cell table:style-name="TableWastePivot.A1" office:value-type="string">
            <text:p>Class I Первый сорт, % </text:p>
            <text:p text:style-name="P11"/>
          </table:table-cell>
          <table:table-cell table:style-name="TableWastePivot.A1" office:value-type="string">
            <text:p>Class II Второй сорт, % </text:p>
            <text:p text:style-name="P11"/>
          </table:table-cell>
          <table:table-cell table:style-name="TableWastePivot.A1" office:value-type="string">
            <text:p>Discrepancy Class II , minimum requirements / Несоответствие II сорту и минимальным требованиям </text:p>
          </table:table-cell>
          <table:table-cell table:style-name="TableWastePivot.E1" office:value-type="string">
            <text:p>Loss, брак, % </text:p>
          </table:table-cell>
        </table:table-row>
        <table:table-row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A2" office:value-type="string">
            <text:p text:style-name="P5"/>
          </table:table-cell>
          <table:table-cell table:style-name="TableWastePivot.E2" office:value-type="string">
            <text:p text:style-name="P5"/>
          </table:table-cell>
        </table:table-row>
      </table:table>
      <text:p text:style-name="P56"/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5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13">Контейнер</text:p>
          </table:table-cell>
          <table:table-cell table:style-name="TableRipeness.A2" office:value-type="string">
            <text:p>Цвет по OCDE (2-3) </text:p>
          </table:table-cell>
          <table:table-cell table:style-name="TableRipeness.A2" office:value-type="string">
            <text:p>Цвет по OCDE (4-5) </text:p>
          </table:table-cell>
          <table:table-cell table:style-name="TableRipeness.A2" office:value-type="string">
            <text:p>Цвет по OCDE (6-7) </text:p>
          </table:table-cell>
          <table:table-cell table:style-name="TableRipeness.F2" office:value-type="string">
            <text:p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B3" office:value-type="string">
            <text:p text:style-name="P5"/>
          </table:table-cell>
          <table:table-cell table:style-name="TableRipeness.F3" office:value-type="string">
            <text:p text:style-name="P5"/>
          </table:table-cell>
        </table:table-row>
      </table:table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>Following pallets have been looked through:</text:p>
            <text:p>Были досмотрены следующие паллеты:</text:p>
          </table:table-cell>
        </table:table-row>
      </table:table>
      <table:table table:name="TableSurveyPallets" table:style-name="TableSurveyPallets">
        <table:table-column table:style-name="TableSurveyPallets.A" table:number-columns-repeated="3"/>
        <table:table-column table:style-name="TableSurveyPallets.D"/>
        <table:table-row>
          <table:table-cell table:style-name="TableSurveyPallets.A1" office:value-type="string">
            <text:p text:style-name="P8">Container/</text:p>
            <text:p text:style-name="P13">Контейнер</text:p>
          </table:table-cell>
          <table:table-cell table:style-name="TableSurveyPallets.A1" office:value-type="string">
            <text:p>Average weight of box with cargo/ Средний вес коробки с грузом, кг </text:p>
          </table:table-cell>
          <table:table-cell table:style-name="TableSurveyPallets.A1" office:value-type="string">
            <text:p>Average weight of empty package/ Средний вес пустой тары кг </text:p>
          </table:table-cell>
          <table:table-cell table:style-name="TableSurveyPallets.D1" office:value-type="string">
            <text:p>Average weight of cargo/ Средний вес груза кг </text:p>
          </table:table-cell>
        </table:table-row>
        <table:table-row>
          <table:table-cell table:style-name="TableSurveyPallets.A2" office:value-type="string">
            <text:p text:style-name="P5"/>
          </table:table-cell>
          <table:table-cell table:style-name="TableSurveyPallets.A2" office:value-type="string">
            <text:p text:style-name="P5"/>
          </table:table-cell>
          <table:table-cell table:style-name="TableSurveyPallets.A2" office:value-type="string">
            <text:p text:style-name="P5"/>
          </table:table-cell>
          <table:table-cell table:style-name="TableSurveyPallets.D2" office:value-type="string">
            <text:p text:style-name="P5"/>
          </table:table-cell>
        </table:table-row>
      </table:table>
      <text:p text:style-name="P56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><text:span text:style-name="T20">Condition of </text:span><text:span text:style-name="T18">Package</text:span><text:span text:style-name="T20">. </text:span></text:p>
            <text:p>{$PackageConditionEng}</text:p>
          </table:table-cell>
          <table:table-cell office:value-type="string">
            <text:p text:style-name="P14">Состояние упаковки:</text:p>
            <text:p>{$PackageCondition}</text:p>
          </table:table-cell>
        </table:table-row>
        <table:table-row>
          <table:table-cell office:value-type="string">
            <text:p text:style-name="P9">InspectorConclusion:</text:p>
            <text:p text:style-name="P9">{<text:span text:style-name="T30">$InspectorConclusionEng}</text:span></text:p>
          </table:table-cell>
          <table:table-cell office:value-type="string">
            <text:p text:style-name="P14">Заключение инспектора:</text:p>
            <text:p text:style-name="P10">{$InspectorConclusion}</text:p>
          </table:table-cell>
        </table:table-row>
      </table:table>
      <text:p text:style-name="P56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><text:span text:style-name="T15">In the inspected parcel of cargo (Invoice №: </text:span><text:span text:style-name="T23">{$invoices}</text:span><text:span text:style-name="T15">-) the average index of cargo quality/ В проинспектированной партии груза (Инвойс №: </text:span><text:span text:style-name="T23">{$invoices}</text:span><text:span text:style-name="T15">-) средний показатель качества груза: </text:span>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9-25T03:13:46.47</dc:date>
    <meta:editing-duration>P2DT18H59M17S</meta:editing-duration>
    <meta:editing-cycles>141</meta:editing-cycles>
    <meta:generator>LibreOffice/3.3$Win32 LibreOffice_project/330m19$Build-202</meta:generator>
    <meta:document-statistic meta:table-count="20" meta:image-count="1" meta:object-count="0" meta:page-count="4" meta:paragraph-count="122" meta:word-count="458" meta:character-count="3815"/>
  </office:meta>
</office:document-meta>
</file>